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faf46" draw:fill-color="#dde8cb" draw:textarea-horizontal-align="justify" draw:textarea-vertical-align="middle" draw:auto-grow-height="false" fo:min-height="1.25cm" fo:min-width="5.2cm"/>
      <style:paragraph-properties style:writing-mode="lr-tb"/>
    </style:style>
    <style:style style:name="gr2" style:family="graphic" style:parent-style-name="objectwithoutfill">
      <style:graphic-properties svg:stroke-color="#3faf46" draw:marker-end="Arrow" draw:marker-end-width="0.3cm" draw:fill="solid" draw:fill-color="#dde8cb" draw:textarea-vertical-align="middle"/>
    </style:style>
    <style:style style:name="gr3" style:family="graphic" style:parent-style-name="objectwithoutfill">
      <style:graphic-properties svg:stroke-color="#3faf46" draw:marker-end="Arrow" draw:marker-end-width="0.3cm" draw:fill="solid" draw:textarea-vertical-align="middle"/>
    </style:style>
    <style:style style:name="gr4" style:family="graphic" style:parent-style-name="standard">
      <style:graphic-properties draw:stroke="dash" draw:stroke-dash="Dashed_20__28_var_29_" svg:stroke-color="#3faf46" draw:marker-end="Small_20_Arrow" draw:textarea-vertical-align="middle"/>
    </style:style>
    <style:style style:name="gr5" style:family="graphic" style:parent-style-name="standard">
      <style:graphic-properties draw:stroke="dash" draw:stroke-dash="Long_20_Dot" svg:stroke-color="#3faf46" draw:marker-end="Small_20_Arrow" draw:textarea-vertical-align="middle"/>
    </style:style>
    <style:style style:name="P1" style:family="paragraph">
      <style:paragraph-properties fo:text-align="center" style:writing-mode="lr-tb"/>
      <style:text-properties fo:font-size="15pt" style:font-size-asian="15pt" style:font-size-complex="15pt"/>
    </style:style>
    <style:style style:name="P2" style:family="paragraph">
      <loext:graphic-properties draw:fill-color="#dde8cb"/>
      <style:paragraph-properties fo:text-align="center" style:writing-mode="lr-tb"/>
      <style:text-properties fo:font-size="15pt" style:font-size-asian="15pt" style:font-size-complex="15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P4" style:family="paragraph">
      <loext:graphic-properties draw:fill="solid" draw:fill-color="#dde8cb"/>
      <style:paragraph-properties fo:text-align="center" style:writing-mode="lr-tb"/>
      <style:text-properties fo:font-size="15pt" style:font-size-asian="15pt" style:font-size-complex="15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7cm" svg:height="1.5cm" svg:x="1.45cm" svg:y="1.3cm">
          <text:p text:style-name="P1"><text:span text:style-name="T1">1. Import packag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7cm" svg:height="1.5cm" svg:x="1.45cm" svg:y="3.6cm">
          <text:p text:style-name="P1"><text:span text:style-name="T1">2. Define model</text:span></text:p>
          <text:p text:style-name="P1"><text:span text:style-name="T1">paramet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7cm" svg:height="1.5cm" svg:x="1.45cm" svg:y="5.8cm">
          <text:p text:style-name="P1"><text:span text:style-name="T1">3. Define DQN class</text:span></text:p>
          <text:p text:style-name="P1"><text:span text:style-name="T1">(for policy + target net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7cm" svg:height="1.5cm" svg:x="1.45cm" svg:y="7.9cm">
          <text:p text:style-name="P1"><text:span text:style-name="T1">4. Define policy net</text:span></text:p>
          <text:p text:style-name="P3"><text:span text:style-name="T2">training </text:span><text:span text:style-name="T1">fun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5.7cm" svg:height="1.5cm" svg:x="1.45cm" svg:y="10cm">
          <text:p text:style-name="P1"><text:span text:style-name="T1">5. Define</text:span></text:p>
          <text:p text:style-name="P1"><text:span text:style-name="T1">memory cla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5.7cm" svg:height="1.5cm" svg:x="9.3cm" svg:y="1.4cm">
          <text:p text:style-name="P1"><text:span text:style-name="T1">7. Main progra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5.7cm" svg:height="1.5cm" svg:x="13.5cm" svg:y="3.54cm">
          <text:p text:style-name="P1"><text:span text:style-name="T1">8. Set up enviro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5.7cm" svg:height="1.5cm" svg:x="13.5cm" svg:y="5.68cm">
          <text:p text:style-name="P1"><text:span text:style-name="T1">9. Set up policy +</text:span></text:p>
          <text:p text:style-name="P1"><text:span text:style-name="T1">target n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5.7cm" svg:height="1.5cm" svg:x="13.5cm" svg:y="7.821cm">
          <text:p text:style-name="P1"><text:span text:style-name="T1">10. Set up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5.7cm" svg:height="1.5cm" svg:x="13.5cm" svg:y="9.961cm">
          <text:p text:style-name="P1"><text:span text:style-name="T1">11. Set up + start</text:span></text:p>
          <text:p text:style-name="P1"><text:span text:style-name="T1">training lo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5.7cm" svg:height="1.5cm" svg:x="17.4cm" svg:y="12.1cm">
          <text:p text:style-name="P1"><text:span text:style-name="T1">12. Play epis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5.7cm" svg:height="1.5cm" svg:x="22cm" svg:y="18.541cm">
          <text:p text:style-name="P1"><text:span text:style-name="T1">15. Get 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" draw:id="id16" draw:layer="layout" svg:width="5.7cm" svg:height="1.5cm" svg:x="22cm" svg:y="20.681cm">
          <text:p text:style-name="P1"><text:span text:style-name="T1">16 Play action</text:span></text:p>
          <text:p text:style-name="P3"><text:span text:style-name="T2">(get S’, R, T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5.7cm" svg:height="1.5cm" svg:x="22cm" svg:y="22.822cm">
          <text:p text:style-name="P1"><text:span text:style-name="T1">17. Add S/A/R/S’/T to </text:span></text:p>
          <text:p text:style-name="P1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" draw:id="id18" draw:layer="layout" svg:width="5.7cm" svg:height="1.5cm" svg:x="22cm" svg:y="27.062cm">
          <text:p text:style-name="P1"><text:span text:style-name="T1">19. Update policy 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5.7cm" svg:height="1.5cm" svg:x="1.45cm" svg:y="12.2cm">
          <text:p text:style-name="P1"><text:span text:style-name="T1">6. Define results</text:span></text:p>
          <text:p text:style-name="P1"><text:span text:style-name="T1">Plotting fun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5.7cm" svg:height="1.5cm" svg:x="22cm" svg:y="29.2cm">
          <text:p text:style-name="P1"><text:span text:style-name="T1">20. Update target net</text:span></text:p>
          <text:p text:style-name="P1"><text:span text:style-name="T1">periodically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4.3cm" svg:y1="2.8cm" svg:x2="4.3cm" svg:y2="3.6cm" draw:start-shape="id1" draw:start-glue-point="2" draw:end-shape="id2" draw:end-glue-point="0" svg:d="M4300 2800v800" svg:viewBox="0 0 1 801">
          <text:p/>
        </draw:connector>
        <draw:connector draw:style-name="gr2" draw:text-style-name="P4" draw:layer="layout" draw:type="line" svg:x1="4.3cm" svg:y1="5.1cm" svg:x2="4.3cm" svg:y2="5.8cm" draw:start-shape="id2" draw:start-glue-point="2" draw:end-shape="id3" draw:end-glue-point="0" svg:d="M4300 5100v700" svg:viewBox="0 0 1 701">
          <text:p/>
        </draw:connector>
        <draw:connector draw:style-name="gr2" draw:text-style-name="P4" draw:layer="layout" draw:type="line" svg:x1="4.3cm" svg:y1="7.3cm" svg:x2="4.3cm" svg:y2="7.9cm" draw:start-shape="id3" draw:start-glue-point="2" draw:end-shape="id4" draw:end-glue-point="0" svg:d="M4300 7300v600" svg:viewBox="0 0 1 601">
          <text:p/>
        </draw:connector>
        <draw:connector draw:style-name="gr2" draw:text-style-name="P4" draw:layer="layout" draw:type="line" svg:x1="4.3cm" svg:y1="9.4cm" svg:x2="4.3cm" svg:y2="10cm" draw:start-shape="id4" draw:start-glue-point="2" draw:end-shape="id5" draw:end-glue-point="0" svg:d="M4300 9400v600" svg:viewBox="0 0 1 601">
          <text:p/>
        </draw:connector>
        <draw:connector draw:style-name="gr2" draw:text-style-name="P4" draw:layer="layout" draw:type="line" svg:x1="4.3cm" svg:y1="11.5cm" svg:x2="4.3cm" svg:y2="12.2cm" draw:start-shape="id5" draw:start-glue-point="2" draw:end-shape="id6" draw:end-glue-point="0" svg:d="M4300 11500v700" svg:viewBox="0 0 1 701">
          <text:p/>
        </draw:connector>
        <draw:connector draw:style-name="gr3" draw:text-style-name="P5" draw:layer="layout" svg:x1="7.15cm" svg:y1="12.95cm" svg:x2="9.3cm" svg:y2="2.15cm" draw:start-shape="id6" draw:start-glue-point="1" draw:end-shape="id7" draw:end-glue-point="3" svg:d="M7150 12950h1075v-10800h1075" svg:viewBox="0 0 2151 10801">
          <text:p/>
        </draw:connector>
        <draw:connector draw:style-name="gr3" draw:text-style-name="P5" draw:layer="layout" svg:x1="12.15cm" svg:y1="2.9cm" svg:x2="13.5cm" svg:y2="4.29cm" draw:start-shape="id7" draw:start-glue-point="2" draw:end-shape="id8" draw:end-glue-point="3" svg:d="M12150 2900v1390h1350" svg:viewBox="0 0 1351 1391">
          <text:p/>
        </draw:connector>
        <draw:connector draw:style-name="gr3" draw:text-style-name="P5" draw:layer="layout" svg:x1="16.35cm" svg:y1="5.04cm" svg:x2="16.35cm" svg:y2="5.68cm" draw:start-shape="id8" draw:start-glue-point="2" draw:end-shape="id9" draw:end-glue-point="0" svg:d="M16350 5040v640" svg:viewBox="0 0 1 641">
          <text:p/>
        </draw:connector>
        <draw:connector draw:style-name="gr3" draw:text-style-name="P5" draw:layer="layout" svg:x1="16.35cm" svg:y1="7.18cm" svg:x2="16.35cm" svg:y2="7.821cm" draw:start-shape="id9" draw:start-glue-point="2" draw:end-shape="id10" draw:end-glue-point="0" svg:d="M16350 7180v641" svg:viewBox="0 0 1 642">
          <text:p/>
        </draw:connector>
        <draw:connector draw:style-name="gr3" draw:text-style-name="P5" draw:layer="layout" svg:x1="16.35cm" svg:y1="9.321cm" svg:x2="16.35cm" svg:y2="9.961cm" draw:start-shape="id10" draw:start-glue-point="2" draw:end-shape="id11" draw:end-glue-point="0" svg:d="M16350 9321v640" svg:viewBox="0 0 1 641">
          <text:p/>
        </draw:connector>
        <draw:connector draw:style-name="gr3" draw:text-style-name="P5" draw:layer="layout" svg:x1="16.35cm" svg:y1="11.461cm" svg:x2="17.4cm" svg:y2="12.85cm" draw:start-shape="id11" draw:start-glue-point="2" draw:end-shape="id12" draw:end-glue-point="3" svg:d="M16350 11461v1389h1050" svg:viewBox="0 0 1051 1390">
          <text:p/>
        </draw:connector>
        <draw:custom-shape draw:style-name="gr1" draw:text-style-name="P2" xml:id="id13" draw:id="id13" draw:layer="layout" svg:width="5.7cm" svg:height="1.5cm" svg:x="17.4cm" svg:y="14.251cm">
          <text:p text:style-name="P1"><text:span text:style-name="T1">13. Reset 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" draw:id="id14" draw:layer="layout" svg:width="5.7cm" svg:height="1.5cm" svg:x="17.4cm" svg:y="16.5cm">
          <text:p text:style-name="P1"><text:span text:style-name="T1">14. Game episode lo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svg:x1="20.25cm" svg:y1="13.6cm" svg:x2="20.25cm" svg:y2="14.251cm" draw:start-shape="id12" draw:start-glue-point="2" draw:end-shape="id13" draw:end-glue-point="0" svg:d="M20250 13600v651" svg:viewBox="0 0 1 652">
          <text:p/>
        </draw:connector>
        <draw:connector draw:style-name="gr3" draw:text-style-name="P5" draw:layer="layout" svg:x1="20.25cm" svg:y1="15.751cm" svg:x2="20.25cm" svg:y2="16.5cm" draw:start-shape="id13" draw:start-glue-point="2" draw:end-shape="id14" draw:end-glue-point="0" svg:d="M20250 15751v749" svg:viewBox="0 0 1 750">
          <text:p/>
        </draw:connector>
        <draw:connector draw:style-name="gr3" draw:text-style-name="P5" draw:layer="layout" svg:x1="20.25cm" svg:y1="18cm" svg:x2="22cm" svg:y2="19.291cm" draw:start-shape="id14" draw:end-shape="id15" draw:end-glue-point="3" svg:d="M20250 18000v1291h1750" svg:viewBox="0 0 1751 1292">
          <text:p/>
        </draw:connector>
        <draw:connector draw:style-name="gr3" draw:text-style-name="P5" draw:layer="layout" svg:x1="24.85cm" svg:y1="20.041cm" svg:x2="24.85cm" svg:y2="20.681cm" draw:start-shape="id15" draw:start-glue-point="2" draw:end-shape="id16" draw:end-glue-point="0" svg:d="M24850 20041v640" svg:viewBox="0 0 1 641">
          <text:p/>
        </draw:connector>
        <draw:connector draw:style-name="gr3" draw:text-style-name="P5" draw:layer="layout" svg:x1="24.85cm" svg:y1="22.181cm" svg:x2="24.85cm" svg:y2="22.822cm" draw:start-shape="id16" draw:end-shape="id17" draw:end-glue-point="0" svg:d="M24850 22181v641" svg:viewBox="0 0 1 642">
          <text:p/>
        </draw:connector>
        <draw:connector draw:style-name="gr3" draw:text-style-name="P5" draw:layer="layout" svg:x1="24.85cm" svg:y1="28.562cm" svg:x2="24.85cm" svg:y2="29.2cm" draw:start-shape="id18" draw:end-shape="id19" draw:end-glue-point="0" svg:d="M24850 28562v638" svg:viewBox="0 0 1 639">
          <text:p/>
        </draw:connector>
        <draw:custom-shape draw:style-name="gr1" draw:text-style-name="P2" xml:id="id20" draw:id="id20" draw:layer="layout" svg:width="5.7cm" svg:height="1.5cm" svg:x="22cm" svg:y="22.822cm">
          <text:p text:style-name="P1"><text:span text:style-name="T1">17. Add S/A/R/S’/T to </text:span></text:p>
          <text:p text:style-name="P1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1" draw:id="id21" draw:layer="layout" svg:width="5.7cm" svg:height="1.5cm" svg:x="22cm" svg:y="24.9cm">
          <text:p text:style-name="P1"><text:span text:style-name="T1">18. Check for end of</text:span></text:p>
          <text:p text:style-name="P1"><text:span text:style-name="T1">episode/le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svg:x1="24.85cm" svg:y1="24.322cm" svg:x2="24.85cm" svg:y2="24.9cm" draw:start-shape="id20" draw:start-glue-point="2" draw:end-shape="id21" draw:end-glue-point="0" svg:d="M24850 24322v578" svg:viewBox="0 0 1 579">
          <text:p/>
        </draw:connector>
        <draw:connector draw:style-name="gr3" draw:text-style-name="P5" draw:layer="layout" svg:x1="24.85cm" svg:y1="26.4cm" svg:x2="24.85cm" svg:y2="27.062cm" draw:start-shape="id21" draw:start-glue-point="2" draw:end-shape="id18" draw:end-glue-point="0" svg:d="M24850 26400v662" svg:viewBox="0 0 1 663">
          <text:p/>
        </draw:connector>
        <draw:connector draw:style-name="gr4" draw:text-style-name="P6" draw:layer="layout" draw:line-skew="0.499cm" svg:x1="27.7cm" svg:y1="27.812cm" svg:x2="27.7cm" svg:y2="19.291cm" draw:start-shape="id18" draw:start-glue-point="1" draw:end-shape="id15" draw:end-glue-point="1" svg:d="M27700 27812h1000v-8521h-1000" svg:viewBox="0 0 1001 8522">
          <text:p/>
        </draw:connector>
        <draw:connector draw:style-name="gr5" draw:text-style-name="P6" draw:layer="layout" draw:line-skew="1.099cm" svg:x1="27.7cm" svg:y1="27.812cm" svg:x2="23.1cm" svg:y2="12.85cm" draw:start-shape="id18" draw:start-glue-point="1" draw:end-shape="id12" draw:end-glue-point="1" svg:d="M27700 27812h1600v-14962h-6200" svg:viewBox="0 0 6201 1496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cm" fo:page-height="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7-01T15:04:14.035695791</meta:creation-date>
    <dc:date>2020-07-01T23:04:58.096708972</dc:date>
    <meta:editing-duration>PT16M59S</meta:editing-duration>
    <meta:editing-cycles>2</meta:editing-cycles>
    <meta:generator>LibreOffice/6.4.4.2$Linux_X86_64 LibreOffice_project/3d775be2011f3886db32dfd395a6a6d1ca2630ff</meta:generator>
    <meta:document-statistic meta:object-count="42"/>
  </office:meta>
</office:document-meta>
</file>